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3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042cm"/>
      <style:paragraph-properties style:writing-mode="lr-tb"/>
    </style:style>
    <style:style style:name="gr3" style:family="graphic" style:parent-style-name="standard">
      <style:graphic-properties svg:stroke-color="#ffbf00" draw:fill-color="#ffbf00" draw:textarea-horizontal-align="justify" draw:textarea-vertical-align="middle" draw:auto-grow-height="false" fo:min-height="1.164cm" fo:min-width="3.566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bf00" draw:fill-color="#ffbf00" draw:textarea-horizontal-align="justify" draw:textarea-vertical-align="middle" draw:auto-grow-height="false" fo:min-height="1.696cm" fo:min-width="4.098cm"/>
      <style:paragraph-properties style:writing-mode="lr-tb"/>
    </style:style>
    <style:style style:name="gr7" style:family="graphic" style:parent-style-name="objectwithoutfill">
      <style:graphic-properties svg:stroke-width="0.05cm" svg:stroke-color="#800080" draw:marker-start-width="0.28cm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objectwithoutfill">
      <style:graphic-properties svg:stroke-width="0.05cm" svg:stroke-color="#800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81d41a" draw:fill-color="#81d41a" draw:textarea-horizontal-align="justify" draw:textarea-vertical-align="middle" draw:auto-grow-height="false" fo:min-height="2.006cm" fo:min-width="4.00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006cm" fo:min-width="4.00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Dash" svg:stroke-width="0.081cm" svg:stroke-color="#8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ffbf00" draw:fill-color="#ffbf00" draw:textarea-horizontal-align="justify" draw:textarea-vertical-align="middle" draw:auto-grow-height="false" fo:min-height="1.518cm" fo:min-width="2.8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006cm" fo:min-width="4.256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7.68cm" style:use-optimal-column-width="false"/>
    </style:style>
    <style:style style:name="co2" style:family="table-column">
      <style:table-column-properties style:column-width="7.169cm" style:use-optimal-column-width="false"/>
    </style:style>
    <style:style style:name="co3" style:family="table-column">
      <style:table-column-properties style:column-width="8.877cm" style:use-optimal-column-width="false"/>
    </style:style>
    <style:style style:name="co4" style:family="table-column">
      <style:table-column-properties style:column-width="4.04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</style:style>
    <style:style style:name="ce2" style:family="table-cell">
      <loext:graphic-properties draw:textarea-vertical-align="middle"/>
      <style:paragraph-properties fo:text-align="start">
        <style:tab-stops/>
      </style:paragraph-properties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bf0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T1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75cm" svg:height="2cm" svg:x="4.75cm" svg:y="3.5cm">
          <text:p text:style-name="P1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25cm" svg:height="2.5cm" svg:x="7.75cm" svg:y="10cm">
          <text:p text:style-name="P1">Réduire la consommation</text:p>
          <text:p text:style-name="P1">électri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75cm" svg:height="2cm" svg:x="9.5cm" svg:y="6.75cm">
          <text:p text:style-name="P1">Boîtier </text:p>
          <text:p text:style-name="P1">intelli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75cm" svg:height="2cm" svg:x="14cm" svg:y="3.5cm">
          <text:p text:style-name="P1">Mai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0.748cm" svg:x1="7.625cm" svg:y1="5.5cm" svg:x2="16.875cm" svg:y2="5.5cm" draw:start-shape="id1" draw:start-glue-point="8" draw:end-shape="id2" draw:end-glue-point="8" svg:d="M7625 5500c0 1875 9250 1875 9250 0" svg:viewBox="0 0 9251 1407">
          <text:p/>
        </draw:connector>
        <draw:connector draw:style-name="gr5" draw:text-style-name="P3" draw:layer="layout" draw:type="curve" draw:line-skew="0.374cm" svg:x1="16.875cm" svg:y1="5.5cm" svg:x2="12.375cm" svg:y2="10cm" draw:start-shape="id2" draw:start-glue-point="8" draw:end-shape="id3" draw:end-glue-point="4" svg:d="M16875 5500c0 3937-4500 1688-4500 4500" svg:viewBox="0 0 4501 4501">
          <text:p/>
        </draw:connector>
      </draw:page>
      <draw:page draw:name="page2" draw:style-name="dp1" draw:master-page-name="Standard">
        <draw:custom-shape draw:style-name="gr6" draw:text-style-name="P2" draw:layer="layout" svg:width="6.5cm" svg:height="2.75cm" svg:x="11cm" svg:y="7cm">
          <text:p text:style-name="P1">Boîtier intelli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5.75cm" svg:height="2cm" svg:x="3.75cm" svg:y="7cm">
          <text:p text:style-name="P1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5.75cm" svg:height="2cm" svg:x="19cm" svg:y="7cm">
          <text:p text:style-name="P1">Mai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75cm" svg:height="2cm" svg:x="7.5cm" svg:y="11cm">
          <text:p text:style-name="P1">Panneaux solai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75cm" svg:height="2cm" svg:x="16.25cm" svg:y="11cm">
          <text:p text:style-name="P1">Batte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75cm" svg:height="2cm" svg:x="11.5cm" svg:y="3.75cm">
          <text:p text:style-name="P1">Application</text:p>
          <text:p text:style-name="P1">De ges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4.375cm" svg:y1="5.75cm" svg:x2="19cm" svg:y2="8cm" draw:start-shape="id4" draw:start-glue-point="8" draw:end-shape="id5" draw:end-glue-point="6" svg:d="M14375 5750c0 1500 1541 2250 4625 2250" svg:viewBox="0 0 4626 2251">
          <text:p text:style-name="P7"/>
        </draw:connector>
        <draw:connector draw:style-name="gr7" draw:text-style-name="P3" draw:layer="layout" draw:type="curve" draw:line-skew="-1.006cm" svg:x1="10.375cm" svg:y1="11cm" svg:x2="17.092cm" svg:y2="11.293cm" draw:start-shape="id6" draw:start-glue-point="4" draw:end-shape="id7" draw:end-glue-point="5" svg:d="M10375 11000c0-2260 6717-2407 6717 293" svg:viewBox="0 0 6718 2008">
          <text:p text:style-name="P7"/>
        </draw:connector>
        <draw:connector draw:style-name="gr7" draw:text-style-name="P3" draw:layer="layout" draw:type="curve" svg:x1="9.5cm" svg:y1="8cm" svg:x2="14.375cm" svg:y2="5.75cm" draw:start-shape="id8" draw:start-glue-point="10" draw:end-shape="id4" draw:end-glue-point="8" svg:d="M9500 8000c3250 0 4875-750 4875-2250" svg:viewBox="0 0 4876 2251">
          <text:p text:style-name="P7"/>
        </draw:connector>
        <draw:frame draw:style-name="gr8" draw:text-style-name="P4" draw:layer="layout" svg:width="1.5cm" svg:height="0.962cm" svg:x="17.25cm" svg:y="7.038cm">
          <draw:text-box>
            <text:p>FP</text:p>
          </draw:text-box>
        </draw:frame>
        <draw:frame draw:style-name="gr9" draw:text-style-name="P4" draw:layer="layout" svg:width="1.7cm" svg:height="1cm" svg:x="17.05cm" svg:y="9cm">
          <draw:text-box>
            <text:p>FC3</text:p>
          </draw:text-box>
        </draw:frame>
        <draw:frame draw:style-name="gr8" draw:text-style-name="P4" draw:layer="layout" svg:width="1.75cm" svg:height="0.962cm" svg:x="11cm" svg:y="9.538cm">
          <draw:text-box>
            <text:p>FC1</text:p>
          </draw:text-box>
        </draw:frame>
        <draw:frame draw:style-name="gr8" draw:text-style-name="P4" draw:layer="layout" svg:width="1.75cm" svg:height="0.962cm" svg:x="9.5cm" svg:y="7.038cm">
          <draw:text-box>
            <text:p>FC2</text:p>
          </draw:text-box>
        </draw:frame>
        <draw:connector draw:style-name="gr10" draw:text-style-name="P3" draw:layer="layout" draw:type="curve" draw:line-skew="0.912cm -1.266cm" svg:x1="19.125cm" svg:y1="11cm" svg:x2="19cm" svg:y2="8cm" draw:start-shape="id7" draw:start-glue-point="4" draw:end-shape="id5" draw:end-glue-point="6" svg:d="M19125 11000c0-130-946-108-1640-826s-1135-2174 1515-2174" svg:viewBox="0 0 2171 3001">
          <text:p/>
        </draw:connector>
      </draw:page>
      <draw:page draw:name="page3" draw:style-name="dp1" draw:master-page-name="Standard">
        <draw:frame draw:style-name="standard" draw:layer="layout" svg:width="27.768cm" svg:height="12.209cm" svg:x="1.008cm" svg:y="3.332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Fonction</text:p>
              </table:table-cell>
              <table:table-cell>
                <text:p text:style-name="P5">Caractéristiques de l’environnement</text:p>
              </table:table-cell>
              <table:table-cell>
                <text:p text:style-name="P5">Caractéristiques de la fonction</text:p>
              </table:table-cell>
              <table:table-cell>
                <text:p text:style-name="P5">Flexibilité</text:p>
              </table:table-cell>
            </table:table-row>
            <table:table-row table:style-name="ro1" table:default-cell-style-name="ce2">
              <table:table-cell>
                <text:p text:style-name="P6">FP : Réguler la consommation électrique</text:p>
              </table:table-cell>
              <table:table-cell>
                <text:p text:style-name="P6">- Application de gestion</text:p>
                <text:p text:style-name="P6">- Électroménagers</text:p>
              </table:table-cell>
              <table:table-cell>
                <text:p text:style-name="P6">- Efficacité électrique</text:p>
                <text:p text:style-name="P6">- Augmentation de la durée d’utilisation des batteries</text:p>
              </table:table-cell>
              <table:table-cell>
                <text:p text:style-name="P6">F0</text:p>
              </table:table-cell>
            </table:table-row>
            <table:table-row table:style-name="ro1" table:default-cell-style-name="ce2">
              <table:table-cell>
                <text:p text:style-name="P6"><text:span text:style-name="T1">FC1 : Stocker l’électricité</text:span></text:p>
              </table:table-cell>
              <table:table-cell>
                <text:p text:style-name="P6">- Panneaux solaires</text:p>
                <text:p text:style-name="P6">- Batteries</text:p>
              </table:table-cell>
              <table:table-cell>
                <text:p text:style-name="P6">- Niveau d’électricité dans la batterie</text:p>
              </table:table-cell>
              <table:table-cell>
                <text:p text:style-name="P6">F1</text:p>
              </table:table-cell>
            </table:table-row>
            <table:table-row table:style-name="ro2" table:default-cell-style-name="ce2">
              <table:table-cell>
                <text:p text:style-name="P6">FC2 : Contrôler la consommation électrique</text:p>
              </table:table-cell>
              <table:table-cell>
                <text:p text:style-name="P6">- Application de gestion</text:p>
                <text:p text:style-name="P6">- Utilisateurs</text:p>
              </table:table-cell>
              <table:table-cell>
                <text:p text:style-name="P6">- Consultation du niveau des batteries</text:p>
                <text:p text:style-name="P6">- Ajout ou suppression d’électroménagers dans la maison</text:p>
              </table:table-cell>
              <table:table-cell>
                <text:p text:style-name="P6">F2</text:p>
              </table:table-cell>
            </table:table-row>
            <table:table-row table:style-name="ro2" table:default-cell-style-name="ce2">
              <table:table-cell>
                <text:p text:style-name="P6">FC3 : Restituer l’électricité</text:p>
              </table:table-cell>
              <table:table-cell>
                <text:p text:style-name="P6">- Batteries</text:p>
                <text:p text:style-name="P6">- Maison</text:p>
              </table:table-cell>
              <table:table-cell>
                <text:p text:style-name="P6">- Électroménagers qui fonctionnent</text:p>
              </table:table-cell>
              <table:table-cell>
                <text:p text:style-name="P6">F1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Standard">
        <draw:custom-shape draw:style-name="gr11" draw:text-style-name="P8" xml:id="id9" draw:id="id9" draw:layer="layout" svg:width="4.75cm" svg:height="2.5cm" svg:x="2cm" svg:y="7.5cm">
          <text:p text:style-name="P7">Réguler la </text:p>
          <text:p text:style-name="P7">Consommation</text:p>
          <text:p text:style-name="P7">Électriq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2" draw:id="id12" draw:layer="layout" svg:width="4.75cm" svg:height="2.5cm" svg:x="9cm" svg:y="3cm">
          <text:p text:style-name="P7">Stocker</text:p>
          <text:p text:style-name="P7">L’électricit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0" draw:id="id10" draw:layer="layout" svg:width="4.75cm" svg:height="2.5cm" svg:x="9cm" svg:y="7.5cm">
          <text:p text:style-name="P7">Contrôler la </text:p>
          <text:p text:style-name="P7">Consommation</text:p>
          <text:p text:style-name="P7">Électriq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3" draw:id="id13" draw:layer="layout" svg:width="4.75cm" svg:height="2.5cm" svg:x="9cm" svg:y="12.5cm">
          <text:p text:style-name="P7">Restituer</text:p>
          <text:p text:style-name="P7">L’électricit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xml:id="id11" draw:id="id11" draw:layer="layout" svg:x1="6.75cm" svg:y1="8.75cm" svg:x2="9cm" svg:y2="8.75cm" draw:start-shape="id9" draw:start-glue-point="1" draw:end-shape="id10" draw:end-glue-point="3" svg:d="M6750 8750h2250" svg:viewBox="0 0 2251 1">
          <text:p/>
        </draw:connector>
        <draw:connector draw:style-name="gr14" draw:text-style-name="P7" draw:layer="layout" svg:x1="7.875cm" svg:y1="8.75cm" svg:x2="9cm" svg:y2="4.25cm" draw:start-shape="id11" draw:start-glue-point="0" draw:end-shape="id12" draw:end-glue-point="3" svg:d="M7875 8750v-4500h1125" svg:viewBox="0 0 1126 4501">
          <text:p/>
        </draw:connector>
        <draw:connector draw:style-name="gr13" draw:text-style-name="P7" draw:layer="layout" svg:x1="7.875cm" svg:y1="8.75cm" svg:x2="9cm" svg:y2="13.75cm" draw:start-shape="id11" draw:start-glue-point="0" draw:end-shape="id13" draw:end-glue-point="3" svg:d="M7875 8750v5000h1125" svg:viewBox="0 0 1126 5001">
          <text:p/>
        </draw:connector>
        <draw:line draw:style-name="gr15" draw:text-style-name="P3" draw:layer="layout" svg:x1="8.5cm" svg:y1="2cm" svg:x2="8.5cm" svg:y2="16cm">
          <text:p/>
        </draw:line>
        <draw:custom-shape draw:style-name="gr16" draw:text-style-name="P9" xml:id="id18" draw:id="id18" draw:layer="layout" svg:width="4.75cm" svg:height="2.5cm" svg:x="23.25cm" svg:y="3cm">
          <text:p text:style-name="P7">Batte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6" draw:id="id16" draw:layer="layout" svg:width="4.75cm" svg:height="2.5cm" svg:x="23.25cm" svg:y="7.25cm">
          <text:p text:style-name="P7">Application</text:p>
          <text:p text:style-name="P7">De ges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3" draw:layer="layout" svg:x1="22.382cm" svg:y1="1.971cm" svg:x2="22.382cm" svg:y2="15.971cm">
          <text:p/>
        </draw:line>
        <draw:custom-shape draw:style-name="gr16" draw:text-style-name="P9" xml:id="id17" draw:id="id17" draw:layer="layout" svg:width="4.75cm" svg:height="2.5cm" svg:x="23cm" svg:y="12.5cm">
          <text:p text:style-name="P7">Boîtier</text:p>
          <text:p text:style-name="P7">Intellig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7" xml:id="id14" draw:id="id14" draw:layer="layout" svg:width="5cm" svg:height="2.5cm" svg:x="15.25cm" svg:y="5.5cm">
          <text:p text:style-name="P7">Vérifier le </text:p>
          <text:p text:style-name="P7">Niveau des</text:p>
          <text:p text:style-name="P7">Batt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5" draw:id="id15" draw:layer="layout" svg:width="5cm" svg:height="2.5cm" svg:x="15.25cm" svg:y="9cm">
          <text:p text:style-name="P7">Ajouter/</text:p>
          <text:p text:style-name="P7">Supprimer des</text:p>
          <text:p text:style-name="P7">Électroménag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svg:x1="13.75cm" svg:y1="8.75cm" svg:x2="15.25cm" svg:y2="6.75cm" draw:start-shape="id10" draw:start-glue-point="1" draw:end-shape="id14" draw:end-glue-point="3" svg:d="M13750 8750h751v-2000h749" svg:viewBox="0 0 1501 2001">
          <text:p/>
        </draw:connector>
        <draw:connector draw:style-name="gr14" draw:text-style-name="P7" draw:layer="layout" svg:x1="13.75cm" svg:y1="8.75cm" svg:x2="15.25cm" svg:y2="10.25cm" draw:start-shape="id10" draw:start-glue-point="1" draw:end-shape="id15" draw:end-glue-point="3" svg:d="M13750 8750h751v1500h749" svg:viewBox="0 0 1501 1501">
          <text:p/>
        </draw:connector>
        <draw:connector draw:style-name="gr14" draw:text-style-name="P7" draw:layer="layout" svg:x1="20.25cm" svg:y1="6.75cm" svg:x2="23.25cm" svg:y2="8.5cm" draw:start-shape="id14" draw:start-glue-point="1" draw:end-shape="id16" draw:end-glue-point="6" svg:d="M20250 6750h1501v1750h1499" svg:viewBox="0 0 3001 1751">
          <text:p/>
        </draw:connector>
        <draw:connector draw:style-name="gr14" draw:text-style-name="P7" draw:layer="layout" svg:x1="20.25cm" svg:y1="10.25cm" svg:x2="23.25cm" svg:y2="8.5cm" draw:start-shape="id15" draw:start-glue-point="1" draw:end-shape="id16" draw:end-glue-point="6" svg:d="M20250 10250h1501v-1750h1499" svg:viewBox="0 0 3001 1751">
          <text:p/>
        </draw:connector>
        <draw:connector draw:style-name="gr18" draw:text-style-name="P3" draw:layer="layout" draw:type="line" svg:x1="13.75cm" svg:y1="13.75cm" svg:x2="23cm" svg:y2="13.75cm" draw:start-shape="id13" draw:start-glue-point="1" draw:end-shape="id17" draw:end-glue-point="6" svg:d="M13750 13750h9250" svg:viewBox="0 0 9251 1">
          <text:p/>
        </draw:connector>
        <draw:connector draw:style-name="gr18" draw:text-style-name="P3" draw:layer="layout" draw:type="line" svg:x1="13.75cm" svg:y1="4.25cm" svg:x2="23.25cm" svg:y2="4.25cm" draw:start-shape="id12" draw:start-glue-point="1" draw:end-shape="id18" draw:end-glue-point="6" svg:d="M13750 4250h9500" svg:viewBox="0 0 95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6T11:29:52.612000000</meta:creation-date>
    <dc:date>2021-11-04T17:39:00.363000000</dc:date>
    <meta:editing-duration>PT32M40S</meta:editing-duration>
    <meta:editing-cycles>6</meta:editing-cycles>
    <meta:generator>LibreOffice/7.1.4.2$Windows_X86_64 LibreOffice_project/a529a4fab45b75fefc5b6226684193eb000654f6</meta:generator>
    <meta:document-statistic meta:object-count="41"/>
  </office:meta>
</office:document-meta>
</file>